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K[MHz]</text:p>
          </table:table-cell>
          <table:table-cell office:value-type="string" calcext:value-type="string">
            <text:p>CLK[Hz]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2]*1000000" office:value-type="float" office:value="148000000" calcext:value-type="float">
            <text:p>148000000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style-name="ce1" table:formula="of:=[.B2]/(([.C2]+1)*([.D2]+1))" office:value-type="float" office:value="15416.6666666667" calcext:value-type="float">
            <text:p>15416.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arget: 15625 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23:31:20.628908974</meta:creation-date>
    <meta:generator>LibreOffice/25.2.4.3$Linux_X86_64 LibreOffice_project/520$Build-3</meta:generator>
    <dc:date>2025-12-23T23:42:30.739655356</dc:date>
    <meta:editing-duration>PT11M9S</meta:editing-duration>
    <meta:editing-cycles>5</meta:editing-cycles>
    <meta:document-statistic meta:table-count="1" meta:cell-count="11" meta:object-count="0"/>
  </office:meta>
</office:document-meta>
</file>